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8pt" style:font-size-asian="18pt" style:font-name-complex="Awami Nastaliq Beta1" style:font-size-complex="18pt"/>
    </style:style>
    <style:style style:name="P2" style:family="paragraph" style:parent-style-name="Preformatted_20_Text">
      <style:paragraph-properties fo:text-align="end" style:justify-single-word="false" style:writing-mode="rl-tb"/>
      <style:text-properties fo:font-size="18pt" style:font-size-asian="18pt" style:font-name-complex="Awami Nastaliq Beta1" style:font-size-complex="18pt"/>
    </style:style>
    <style:style style:name="P3" style:family="paragraph" style:parent-style-name="Preformatted_20_Text">
      <style:paragraph-properties fo:margin-top="0in" fo:margin-bottom="0.1965in" loext:contextual-spacing="false" fo:text-align="end" style:justify-single-word="false" style:writing-mode="rl-tb"/>
      <style:text-properties fo:font-size="18pt" style:font-size-asian="18pt" style:font-name-complex="Awami Nastaliq Beta1"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انسانی حقوق داعالمی منشور</text:p>
      <text:p text:style-name="P2"><text:s text:c="4"/>پہلی ڱالھ</text:p>
      <text:p text:style-name="P2"><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2"><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2"><text:s text:c="4"/>منشور اچ اقوام متحدہ نے صاف تے سادہ لفظاں اچ حقوق ڋساڋتن ۔ جنباں وچ ہر کوئی برابر داشر یک ہے ۔</text:p>
      <text:p text:style-name="P2"><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2"><text:s text:c="4"/>اے حقوق تہاڋی ملکیت ہن تے انہاں دے بارے وچ پوری معلومات حاصل کرو ۔ آپڻے تے ڋوجھیاں کیتے انہاں حقوق دے بچئو تے ودھارے وچ اساڋ اہتھ وٹائو ۔</text:p>
      <text:p text:style-name="P2"><text:s text:c="4"/>تمہید تے عبارت</text:p>
      <text:p text:style-name="P2"><text:soft-page-break/><text:s text:c="4"/>کیوں جو ہر انسان دی ذاتی عزت تے انساناں دے ہکو ڄئے تے نہ مکڻ وا لے حقوق کوں منڑاں دنیا وچ ازادی، انصاف تے امن دی جیاد ہے ۔</text:p>
      <text:p text:style-name="P2"><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2"><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2"><text:s text:c="4"/>کیوں جواے ضروری ہے جو قوماں تے ملکاں دے درمیان دوستانہ تعلقات کوں ودھایا ونڄے ۔</text:p>
      <text:p text:style-name="P2"><text:s text:c="4"/>کیوں جور کن ملکاں نے اقوام متحدہ دے چارٹر وچ جیادی انسانی حقوق، انسانی عزت 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2"><text:s text:c="4"/>کیوں جور کن ملکاں نے اے دی وعدہ کیتے جو اقوام متحدہ دے تعاون نال پوری دنیا وچ انسانی حقوق منویسن تے جیادی ازادیاں ڋویسن ۔</text:p>
      <text:p text:style-name="P2"><text:s text:c="4"/>کیوں جو انہاں و عدیاں کوں پورا کرڻ کیتے ضروری ہے جو اساں حقوق تے ازادیاں کو سمجھوں ۔</text:p>
      <text:p text:style-name="P2"><text:s text:c="4"/>ہیں کیتے ة ۔</text:p>
      <text:p text:style-name="P2"><text:s text:c="4"/>جنرل اسمبلی اعلان کریندی ہے جو</text:p>
      <text:p text:style-name="P2"><text:soft-page-break/><text:s text:c="4"/>انسانی حقوق دا اے عالمی منشور ساریاں قوماں تے ملکاں کیتے این مقصد دے حصول داہکو ڄیاں 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2"><text:s text:c="2"/></text:p>
      <text:p text:style-name="P2"><text:s text:c="4"/>دفعہ ۱</text:p>
      <text:p text:style-name="P2"><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2"><text:s text:c="2"/></text:p>
      <text:p text:style-name="P2"><text:s text:c="4"/>دفعہ ۲</text:p>
      <text:p text:style-name="P2"><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2"><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2"><text:soft-page-break/><text:s text:c="2"/></text:p>
      <text:p text:style-name="P2"><text:s text:c="4"/>دفعہ ۳</text:p>
      <text:p text:style-name="P2"><text:s text:c="4"/>ہر شخص کوں آپڻی جان، ازادی تے ذاتی بچئو دا حق حاصل ہے ۔</text:p>
      <text:p text:style-name="P2"><text:s text:c="2"/></text:p>
      <text:p text:style-name="P2"><text:s text:c="4"/>دفعہ ۴</text:p>
      <text:p text:style-name="P2"><text:s text:c="4"/>کوئی شخص ٻانھایاٻا نھی بنڑا کے نہ رکھیاویسی ۔ ہر قسم دی غلامی یاٻا تھیاں دے کاروبار تے پابندی ہو سی ۔</text:p>
      <text:p text:style-name="P2"><text:s text:c="2"/></text:p>
      <text:p text:style-name="P2"><text:s text:c="4"/>دفعہ ۵</text:p>
      <text:p text:style-name="P2"><text:s text:c="4"/>کہیں شخص تے ظلم یا او کوں ماریا کٹیانہ ویسی ۔ ناں اوندی بے عزتی کیتی ویسی تے ناں ہی لوکوں سزاڋتی ویسی ۔</text:p>
      <text:p text:style-name="P2"><text:s text:c="2"/></text:p>
      <text:p text:style-name="P2"><text:s text:c="4"/>دفعہ ۶</text:p>
      <text:p text:style-name="P2"><text:s text:c="4"/>ہر شخص کوں حق حاصل ہے جو ہر جاتے قنون اوندی شخصیت کوں مڻے ۔</text:p>
      <text:p text:style-name="P2"><text:s text:c="2"/></text:p>
      <text:p text:style-name="P2"><text:s text:c="4"/>دفعہ ۷</text:p>
      <text:p text:style-name="P2"><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text:soft-page-break/>سارے ہکو ڄئے بچئو دا حق رکھیندن ۔</text:p>
      <text:p text:style-name="P2"><text:s text:c="2"/></text:p>
      <text:p text:style-name="P2"><text:s text:c="4"/>دفعہ ۸</text:p>
      <text:p text:style-name="P2"><text:s text:c="4"/>ہر شخص کوں انہاں کماں دے خلاف قنونی چارہ جوئی دا پورا حق حاصل ہے جنہاں نال آئین یا قنون دی طرفوں ملے ہوئے اوندے حقوق ختم تھیندے ہوون ۔</text:p>
      <text:p text:style-name="P2"><text:s text:c="2"/></text:p>
      <text:p text:style-name="P2"><text:s text:c="4"/>دفعہ ۹</text:p>
      <text:p text:style-name="P2"><text:s text:c="4"/>کہیں شخص کوں غیر قنونی طریقے نال نہ گرفتار کیتا ویسی نہ حراست وچ رکھا ویسی تے نہ ہی ملک توں ٻاہر کڈھیا ویسی ۔</text:p>
      <text:p text:style-name="P2"><text:s text:c="2"/></text:p>
      <text:p text:style-name="P2"><text:s text:c="4"/>دفعہ ۱۰</text:p>
      <text:p text:style-name="P2"><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2"><text:s text:c="2"/></text:p>
      <text:p text:style-name="P2"><text:s text:c="4"/>دفعہ ۱۱</text:p>
      <text:p text:style-name="P2"><text:s text:c="4"/></text:p>
      <text:p text:style-name="P2"><text:s text:c="6"/></text:p>
      <text:p text:style-name="P2"><text:soft-page-break/><text:s text:c="8"/>ہر شخص ڄیندے اتے کوئی مقدمہ قائم تھیوے اوں توڑیں بے گناہ سمجھے ونڄڻ دا احقدار ہے جیں توڑیں لوندے خلاف کھلی عدالت وچ قنون دے مطابق جرم ثابت نہ جھیسی اتے لوکوں آپڻی صفائی پیش کرڻ دا اپورا موقع نہ ڋتا ویسی ۔</text:p>
      <text:p text:style-name="P2"><text:s text:c="6"/></text:p>
      <text:p text:style-name="P2"><text:s text:c="6"/></text:p>
      <text:p text:style-name="P2"><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2"><text:s text:c="6"/></text:p>
      <text:p text:style-name="P2"><text:s text:c="4"/></text:p>
      <text:p text:style-name="P2"><text:s text:c="2"/></text:p>
      <text:p text:style-name="P2"><text:s text:c="4"/>دفعہ ۱۲</text:p>
      <text:p text:style-name="P2"><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2"><text:s text:c="2"/></text:p>
      <text:p text:style-name="P2"><text:s text:c="4"/>دفعہ ۱۳</text:p>
      <text:p text:style-name="P2"><text:s text:c="4"/></text:p>
      <text:p text:style-name="P2"><text:s text:c="6"/></text:p>
      <text:p text:style-name="P2"><text:soft-page-break/><text:s text:c="8"/>ہر شخص کوں ازادی نال آپڻے ملک وچ ہر جا تے آون ونڄن اتے رہوڻ داحق حاصل ہے ۔</text:p>
      <text:p text:style-name="P2"><text:s text:c="6"/></text:p>
      <text:p text:style-name="P2"><text:s text:c="6"/></text:p>
      <text:p text:style-name="P2"><text:s text:c="8"/>ہر شخص کوں آپڻے ملک سمیت ہر ملک کوں چھوڑن اتے آپڻے ملک واپس و نڄڻ دا حق حاصل ہے ۔</text:p>
      <text:p text:style-name="P2"><text:s text:c="6"/></text:p>
      <text:p text:style-name="P2"><text:s text:c="4"/></text:p>
      <text:p text:style-name="P2"><text:s text:c="2"/></text:p>
      <text:p text:style-name="P2"><text:s text:c="4"/>دفعہ ۱۴</text:p>
      <text:p text:style-name="P2"><text:s text:c="4"/></text:p>
      <text:p text:style-name="P2"><text:s text:c="6"/></text:p>
      <text:p text:style-name="P2"><text:s text:c="8"/>ہر کہیں کوں ظلم تے زیادتی کنوں بچڻ کیتے تے ڈو ڄھے ملکاں وچ پناہ حاصل کرڻ اتے اوندے کنوں فائدے چاوڻ دا حق حاصل ہے ۔</text:p>
      <text:p text:style-name="P2"><text:s text:c="6"/></text:p>
      <text:p text:style-name="P2"><text:s text:c="6"/></text:p>
      <text:p text:style-name="P2"><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2"><text:soft-page-break/><text:s text:c="6"/></text:p>
      <text:p text:style-name="P2"><text:s text:c="4"/></text:p>
      <text:p text:style-name="P2"><text:s text:c="2"/></text:p>
      <text:p text:style-name="P2"><text:s text:c="4"/>دفعہ ۱۵</text:p>
      <text:p text:style-name="P2"><text:s text:c="4"/></text:p>
      <text:p text:style-name="P2"><text:s text:c="6"/></text:p>
      <text:p text:style-name="P2"><text:s text:c="8"/>ہر شخص کوں قومیت دا حق حاصل ہے ۔</text:p>
      <text:p text:style-name="P2"><text:s text:c="6"/></text:p>
      <text:p text:style-name="P2"><text:s text:c="6"/></text:p>
      <text:p text:style-name="P2"><text:s text:c="8"/>کوئی شخص ناجائز طور تے قومیت کنوں محر وم نہ رکھیا ویسی اتے نہ ای کہیں کوں قومیت تبدیل کرڻ دا حق ڋیوڻ کنوں انکار کیتا ویسی ۔</text:p>
      <text:p text:style-name="P2"><text:s text:c="6"/></text:p>
      <text:p text:style-name="P2"><text:s text:c="4"/></text:p>
      <text:p text:style-name="P2"><text:s text:c="2"/></text:p>
      <text:p text:style-name="P2"><text:s text:c="4"/>دفعہ ۱۶</text:p>
      <text:p text:style-name="P2"><text:s text:c="4"/></text:p>
      <text:p text:style-name="P2"><text:s text:c="6"/></text:p>
      <text:p text:style-name="P2"><text:s text:c="8"/>بالغ مراں تے عورتاں کوں نسل، قومیت یا مذہب دی کہیں پابندی دے بغیر برنیجڻ تے گھر <text:soft-page-break/>وساوڻ دا پورا حق حاصل ہے ۔ ڋوہاں کوں نکاح، پرنیوے دی زندگی اتے طلاق دے معاملے وچ ہکو ڄئے حقوق حاصل ہن ۔</text:p>
      <text:p text:style-name="P2"><text:s text:c="6"/></text:p>
      <text:p text:style-name="P2"><text:s text:c="6"/></text:p>
      <text:p text:style-name="P2"><text:s text:c="8"/>شادی ہک ڋوجھے دی مکمل رضا مندی نال تھیونڑی چاہی دی اے ۔</text:p>
      <text:p text:style-name="P2"><text:s text:c="6"/></text:p>
      <text:p text:style-name="P2"><text:s text:c="6"/></text:p>
      <text:p text:style-name="P2"><text:s text:c="8"/>کنبہ، وسیب دی فطری تے جیادی اکائی ہے اتے وسیب تے ریاست لوکوں تحفظ ڈیوڻ دے ذمہ دار ہن ۔</text:p>
      <text:p text:style-name="P2"><text:s text:c="6"/></text:p>
      <text:p text:style-name="P2"><text:s text:c="4"/></text:p>
      <text:p text:style-name="P2"><text:s text:c="2"/></text:p>
      <text:p text:style-name="P2"><text:s text:c="4"/>دفعہ ۱۷</text:p>
      <text:p text:style-name="P2"><text:s text:c="4"/></text:p>
      <text:p text:style-name="P2"><text:s text:c="6"/></text:p>
      <text:p text:style-name="P2"><text:s text:c="8"/>ہر انسان کوں کلہایاڋ وجھیاں نال مل کے جائد اور کھڻ دا حق حاصل ہے ۔</text:p>
      <text:p text:style-name="P2"><text:s text:c="6"/></text:p>
      <text:p text:style-name="P2"><text:s text:c="6"/></text:p>
      <text:p text:style-name="P2"><text:soft-page-break/><text:s text:c="8"/>کہیں شخص کوں زبردستی اوندی جائد او کنوں محر وم نہ رکھیا ویسی ۔</text:p>
      <text:p text:style-name="P2"><text:s text:c="6"/></text:p>
      <text:p text:style-name="P2"><text:s text:c="4"/></text:p>
      <text:p text:style-name="P2"><text:s text:c="2"/></text:p>
      <text:p text:style-name="P2"><text:s text:c="4"/>دفعہ ۱۸</text:p>
      <text:p text:style-name="P2"><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مذہبی رسماں ازادی نال ادا کر سڱدے ۔</text:p>
      <text:p text:style-name="P2"><text:s text:c="2"/></text:p>
      <text:p text:style-name="P2"><text:s text:c="4"/>دفعہ ۱۹</text:p>
      <text:p text:style-name="P2"><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2"><text:s text:c="2"/></text:p>
      <text:p text:style-name="P2"><text:s text:c="4"/>دفعہ ۲۰</text:p>
      <text:p text:style-name="P2"><text:s text:c="4"/></text:p>
      <text:p text:style-name="P2"><text:s text:c="6"/></text:p>
      <text:p text:style-name="P2"><text:soft-page-break/><text:s text:c="8"/>ہر شخص کوں پرا من طریقے نال میل ملاپ اتے کھٔ کرڻ تے ٹو لے بناوڻ احق حاصل ہے ۔</text:p>
      <text:p text:style-name="P2"><text:s text:c="6"/></text:p>
      <text:p text:style-name="P2"><text:s text:c="6"/></text:p>
      <text:p text:style-name="P2"><text:s text:c="8"/>کہیں شخص کوں کہیں ٹو لے وچ شامل تھیوڻ کیئے مجبور نہیں کیتا ونڄ سڱدا ۔</text:p>
      <text:p text:style-name="P2"><text:s text:c="6"/></text:p>
      <text:p text:style-name="P2"><text:s text:c="4"/></text:p>
      <text:p text:style-name="P2"><text:s text:c="2"/></text:p>
      <text:p text:style-name="P2"><text:s text:c="4"/>دفعہ ۲۱</text:p>
      <text:p text:style-name="P2"><text:s text:c="4"/></text:p>
      <text:p text:style-name="P2"><text:s text:c="6"/></text:p>
      <text:p text:style-name="P2"><text:s text:c="8"/>ہر شخص کوں آپڻے ملک دی حکومت وچ براہ راست یا ازادی نال چڻے ہوئے نمائندیاں دے ذریئے حصہ گھنڻ دا حق حاصل ہے ۔</text:p>
      <text:p text:style-name="P2"><text:s text:c="6"/></text:p>
      <text:p text:style-name="P2"><text:s text:c="6"/></text:p>
      <text:p text:style-name="P2"><text:s text:c="8"/>ہر شخص کوں آپڻے ملک وچ سرکاری ملازمت حاصل کرڻ داہکو ڄیاں حق حاصل ہے ۔</text:p>
      <text:p text:style-name="P2"><text:s text:c="6"/></text:p>
      <text:p text:style-name="P2"><text:s text:c="6"/></text:p>
      <text:p text:style-name="P2"><text:s text:c="8"/>لوکاں دی صلاح، حکومت دے اختیارات دی جیاد ہو سی ۔ ایں صلاح دا اظہار، معیاد پوری <text:soft-page-break/>تھیوڻ تے اصلی انتخابات دے ذریعے کیتا ویسی ۔ انتخابات وچ ہر کہیں کوں ووٹ پاوڻ داہکو ڄیاں موقع ڋتا ویسی اتے ووٹنگ ازادی نال تے حفیہ انداز وچ تھیسی ۔</text:p>
      <text:p text:style-name="P2"><text:s text:c="6"/></text:p>
      <text:p text:style-name="P2"><text:s text:c="4"/></text:p>
      <text:p text:style-name="P2"><text:s text:c="2"/></text:p>
      <text:p text:style-name="P2"><text:s text:c="4"/>دفعہ ۲۲</text:p>
      <text:p text:style-name="P2"><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2"><text:s text:c="2"/></text:p>
      <text:p text:style-name="P2"><text:s text:c="4"/>دفعہ ۲۳</text:p>
      <text:p text:style-name="P2"><text:s text:c="4"/></text:p>
      <text:p text:style-name="P2"><text:s text:c="6"/></text:p>
      <text:p text:style-name="P2"><text:s text:c="8"/>ہر شخص کوں کم کار تے ازادی نال روزی رزگار کرڻ، کم دا منصفانہ تے ساز گار ماحول اتے بے روزگاری دے خلاف بچئو دا حق حاصل ہے ۔</text:p>
      <text:p text:style-name="P2"><text:s text:c="6"/></text:p>
      <text:p text:style-name="P2"><text:s text:c="6"/></text:p>
      <text:p text:style-name="P2"><text:soft-page-break/><text:s text:c="8"/>ہر شخص کوں کہیں فرق دے بغیر ہکو ڄئے کم دے کیتے ہکو ڄئے معاو ضے دا حق حاصل ہے ۔</text:p>
      <text:p text:style-name="P2"><text:s text:c="6"/></text:p>
      <text:p text:style-name="P2"><text:s text:c="6"/></text:p>
      <text:p text:style-name="P2"><text:s text:c="8"/>کم کرن والا ہر شخص منصفانہ تے مناسب معاوضے دا حق رکھیندے ۔ جیمبڑ الوندے تے لوندے ٻال بچیاں کیتے عزت دی حیاتی دا ضامن ہووے اتے اوندے وچ ضرورت دے مطابق سماجی تحفظ دے بے ذریاں و لوادھا کیتاو نڄے ۔</text:p>
      <text:p text:style-name="P2"><text:s text:c="6"/></text:p>
      <text:p text:style-name="P2"><text:s text:c="6"/></text:p>
      <text:p text:style-name="P2"><text:s text:c="8"/>ہر شخص کوں فائدیاں دے بچئو کیتے تجار تی ٹو لے بنڑ اوڻ تے انہاں وچ شامل تھیوڻ دا حق حاصل ہے ۔</text:p>
      <text:p text:style-name="P2"><text:s text:c="6"/></text:p>
      <text:p text:style-name="P2"><text:s text:c="4"/></text:p>
      <text:p text:style-name="P2"><text:s text:c="2"/></text:p>
      <text:p text:style-name="P2"><text:s text:c="4"/>دفعہ ۲۴</text:p>
      <text:p text:style-name="P2"><text:s text:c="4"/>ہر شخص کوں ارام تے دل وند لاوڻ دا حق حاصل ہے ۔ ایندے وچ کم دے مناسب اوقات اتے تنخواہ دے نال چھٹیاں دی سہو لتاں شامل ہن ۔</text:p>
      <text:p text:style-name="P2"><text:s text:c="2"/></text:p>
      <text:p text:style-name="P2"><text:s text:c="4"/>دفعہ ۲۵</text:p>
      <text:p text:style-name="P2"><text:soft-page-break/><text:s text:c="4"/></text:p>
      <text:p text:style-name="P2"><text:s text:c="6"/></text:p>
      <text:p text:style-name="P2"><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ہن اتے بے رزگاری، بیماری، معزوری، رنڈیپا، ٻڈھیپایا وس کنوں باہر ایہو ڄئے حالات دے خلاف جنہاں وچ رزگار چھٹ و نڄے، بچئو دا حق حاصل ہے ۔</text:p>
      <text:p text:style-name="P2"><text:s text:c="6"/></text:p>
      <text:p text:style-name="P2"><text:s text:c="6"/></text:p>
      <text:p text:style-name="P2"><text:s text:c="8"/>ٻال تے اوندی ما ڋوہیں خاص ڋیکھ بھال تے امداد دے حق دار ہین ۔ سارے ٻالاں کوں بھانویں او شادی کنوں پہلے ڄمے ہوون یا شادی دے بعد، و سیب دے ہکو ڄئے بچئو دا حق حاصل ہے ۔</text:p>
      <text:p text:style-name="P2"><text:s text:c="6"/></text:p>
      <text:p text:style-name="P2"><text:s text:c="4"/></text:p>
      <text:p text:style-name="P2"><text:s text:c="2"/></text:p>
      <text:p text:style-name="P2"><text:s text:c="4"/>دفعہ ۲۶</text:p>
      <text:p text:style-name="P2"><text:s text:c="4"/></text:p>
      <text:p text:style-name="P2"><text:s text:c="6"/></text:p>
      <text:p text:style-name="P2"><text:s text:c="8"/>ہر شخص کوں تعلیم دا حق حاصل ہے ۔ تعلیم، شروع تے منڈھلا دے درجیاں کنوں مفت ہووڻی <text:soft-page-break/>چاہی دی اے ۔ فنی تے پیشہ ورانہ تعلیم وسی سہولت سب کیتے ہووے اتے عالی تعلیم دی سہولت دی لیاقت دسی جیاد تے سب کیتے ہکو ڄئی ہووڻی چاہی دی اے ۔</text:p>
      <text:p text:style-name="P2"><text:s text:c="6"/></text:p>
      <text:p text:style-name="P2"><text:s text:c="6"/></text:p>
      <text:p text:style-name="P2"><text:s text:c="8"/>تعلیم دا مقصد انسانی شخصیت دی مکمل تعمیر تے انسانی حقوق تے جیادی ازادیاں دا اخترام ہوسی ۔ ایہہ ساریاں قوماں اتے نسلی یا مذہبی گروپاں دے وچ، مفاہمت دو ستی تے رواداری کوں ودھیسی اتے امن قائم رکھڻ کیتے اقوام متحدہ دی سر گرمیاں دا اڱواڻ کریسی ۔</text:p>
      <text:p text:style-name="P2"><text:s text:c="6"/></text:p>
      <text:p text:style-name="P2"><text:s text:c="6"/></text:p>
      <text:p text:style-name="P2"><text:s text:c="8"/>والدین کوں ایں ڱال دا حق حاصل ہے جو او آپڻے ٻالاں کوں آپڻی مرضی دے مطابق تعلیم ڋیوا سڱدن ۔</text:p>
      <text:p text:style-name="P2"><text:s text:c="6"/></text:p>
      <text:p text:style-name="P2"><text:s text:c="4"/></text:p>
      <text:p text:style-name="P2"><text:s text:c="2"/></text:p>
      <text:p text:style-name="P2"><text:s text:c="4"/>دفعہ ۲۷</text:p>
      <text:p text:style-name="P2"><text:s text:c="4"/></text:p>
      <text:p text:style-name="P2"><text:s text:c="6"/></text:p>
      <text:p text:style-name="P2"><text:s text:c="8"/>ہر شخص کوں وسیب دی ثقافتی زندگی وچ ازادی نال شامل تھیوڻ، اوندے کنوں مزہ گھڻ اتے <text:soft-page-break/>سائنس دی ترقی تے اوندیاں سہولتاں کنوں فائدے چاوڻ دا حق حاصل ہے ۔</text:p>
      <text:p text:style-name="P2"><text:s text:c="6"/></text:p>
      <text:p text:style-name="P2"><text:s text:c="6"/></text:p>
      <text:p text:style-name="P2"><text:s text:c="8"/>ہر شخص کوں حق حاصل ہے جو اوندے انہاں اخلاقی تے مادی فائدیاں دا بچئو کیتاو نڄے جھیڑے اوندی سا ئنس ایجاد یا ادلمی یا فنکار لنہ تخلیق دی وجہ نال لوکوں ملدن ۔</text:p>
      <text:p text:style-name="P2"><text:s text:c="6"/></text:p>
      <text:p text:style-name="P2"><text:s text:c="4"/></text:p>
      <text:p text:style-name="P2"><text:s text:c="2"/></text:p>
      <text:p text:style-name="P2"><text:s text:c="4"/>دفعہ ۲۸</text:p>
      <text:p text:style-name="P2"><text:s text:c="4"/>ہر شخص ایہوڄئیں سماجی تے بین الاقوامی نظام وچ شامل تھیوڻ دا حقدار ہے ڄبندے وچ ایں اعلان دے مطابق حقوق تے ازادیاں ڋتیاں ویندیاں ہوون ۔</text:p>
      <text:p text:style-name="P2"><text:s text:c="2"/></text:p>
      <text:p text:style-name="P2"><text:s text:c="4"/>دفعہ ۲۹</text:p>
      <text:p text:style-name="P2"><text:s text:c="4"/></text:p>
      <text:p text:style-name="P2"><text:s text:c="6"/></text:p>
      <text:p text:style-name="P2"><text:s text:c="8"/>ہر شخص تے وسیب دیاں ذمہ داریاں دی ہوندن جیندے وچ اوندی شخصیت کوں ازادی نال مکمل ترقی ملدی ہے ۔</text:p>
      <text:p text:style-name="P2"><text:s text:c="6"/></text:p>
      <text:p text:style-name="P2"><text:soft-page-break/><text:s text:c="6"/></text:p>
      <text:p text:style-name="P2"><text:s text:c="8"/>آپڻی ازادیاں تے حقوق کنوں فائدہ چاوڻ وچ ہر شخص انہاں پابندیاں دا خیال رکھیسی جھیڑیاں ٻیاں دے حقوق تے ازادیاں دے بچئو کیتے اتے جمہوری وسیب وچ اخلاق تے لوکاں دے امن تے بھلائی دے تقاضے پورے کرڻ کیتے قنون دی طر فوں لائے ویدن ۔</text:p>
      <text:p text:style-name="P2"><text:s text:c="6"/></text:p>
      <text:p text:style-name="P2"><text:s text:c="6"/></text:p>
      <text:p text:style-name="P2"><text:s text:c="8"/>ایہہ حقوق تے ازادیاں کہیں صورت وچ اقوام متحدہ دے مقصداں تے اصولاں دے خلاف نئیں ڋتیاں ونج سڱدیاں ۔</text:p>
      <text:p text:style-name="P2"><text:s text:c="6"/></text:p>
      <text:p text:style-name="P2"><text:s text:c="4"/></text:p>
      <text:p text:style-name="P2"><text:s text:c="2"/></text:p>
      <text:p text:style-name="P2"><text:s text:c="4"/>دفعہ ۳۰</text:p>
      <text:p text:style-name="P2"><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3"><text:s text:c="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6:32:54.905000000</meta:creation-date>
    <dc:date>2016-07-27T17:03:15.983000000</dc:date>
    <meta:editing-duration>PT9M28S</meta:editing-duration>
    <meta:editing-cycles>3</meta:editing-cycles>
    <meta:generator>LibreOfficeDev/5.2.0.0.alpha0$Windows_x86 LibreOffice_project/157469896ef56720f33676222b95e81c04ab5c72</meta:generator>
    <meta:document-statistic meta:table-count="0" meta:image-count="0" meta:object-count="0" meta:page-count="17" meta:paragraph-count="219" meta:word-count="2242" meta:character-count="10975" meta:non-whitespace-character-count="7765"/>
  </office:meta>
</office:document-meta>
</file>